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4f258" officeooo:paragraph-rsid="0014f258"/>
    </style:style>
    <style:style style:name="P2" style:family="paragraph" style:parent-style-name="Standard">
      <style:text-properties style:font-name="Liberation Serif" fo:font-weight="bold" officeooo:rsid="0014f258" officeooo:paragraph-rsid="0014f25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14f258" officeooo:paragraph-rsid="0014f258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Liberation Serif" officeooo:rsid="0014f258" officeooo:paragraph-rsid="0014f258"/>
    </style:style>
    <style:style style:name="P5" style:family="paragraph" style:parent-style-name="Standard">
      <style:text-properties style:font-name="Liberation Serif" officeooo:rsid="0018bb58" officeooo:paragraph-rsid="0018bb58"/>
    </style:style>
    <style:style style:name="P6" style:family="paragraph" style:parent-style-name="terminal">
      <style:text-properties officeooo:paragraph-rsid="0018bb58"/>
    </style:style>
    <style:style style:name="T1" style:family="text">
      <style:text-properties officeooo:rsid="0018bb58"/>
    </style:style>
    <style:style style:name="T2" style:family="text">
      <style:text-properties officeooo:rsid="001982a9"/>
    </style:style>
    <style:style style:name="T3" style:family="text">
      <style:text-properties officeooo:rsid="001aef0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veran</text:p>
      <text:p text:style-name="P2">Thomas</text:p>
      <text:p text:style-name="P2">RT2</text:p>
      <text:p text:style-name="P1"/>
      <text:p text:style-name="P3">M3104 : TP3 – Mini-projet</text:p>
      <text:p text:style-name="P1"/>
      <text:p text:style-name="P1">→ voici le script que j’ai donc créé à partir de ce qui est indiqué dans le TP :</text:p>
      <text:p text:style-name="terminal">#!/bin/bash</text:p>
      <text:p text:style-name="terminal"/>
      <text:p text:style-name="terminal">compteur=1001</text:p>
      <text:p text:style-name="terminal"/>
      <text:p text:style-name="terminal">ecrireEntree() {</text:p>
      <text:p text:style-name="terminal">NOM=$(echo $1|tr '[:upper:]' '[:lower:]')</text:p>
      <text:p text:style-name="terminal">COMPTEUR=$2</text:p>
      <text:p text:style-name="terminal">PRENOM=$(echo $3|tr '[:upper:]' '[:lower:]')</text:p>
      <text:p text:style-name="terminal">#echo "$COMPTEUR"</text:p>
      <text:p text:style-name="terminal">MYUID=${PRENOM:0:3}${NOM:0:8}</text:p>
      <text:p text:style-name="terminal">#echo $MYUID</text:p>
      <text:p text:style-name="terminal">SSHA="{SSHA}"</text:p>
      <text:p text:style-name="terminal">echo "dn: uid=${MYUID},ou=etudiants,ou=personnes,dc=iutbeziers,dc=fr"</text:p>
      <text:p text:style-name="terminal">echo "objectClass: inetOrgPerson"</text:p>
      <text:p text:style-name="terminal">echo "objectClass: person"</text:p>
      <text:p text:style-name="terminal">echo "objectClass: organizationalPerson"</text:p>
      <text:p text:style-name="terminal">echo "objectClass: posixAccount"</text:p>
      <text:p text:style-name="terminal">echo "objectClass: shadowAccount"</text:p>
      <text:p text:style-name="terminal">echo "objectClass: top"</text:p>
      <text:p text:style-name="terminal">echo "cn: ${PRENOM}.${NOM}"</text:p>
      <text:p text:style-name="terminal">echo "sn: ${PRENOM}"</text:p>
      <text:p text:style-name="terminal">echo "givenName: ${NOM}"</text:p>
      <text:p text:style-name="terminal">echo "uid: ${MYUID}"</text:p>
      <text:p text:style-name="terminal">echo "uidNumber: ${COMPTEUR}"</text:p>
      <text:p text:style-name="terminal">echo "gidNumber: ${COMPTEUR}"</text:p>
      <text:p text:style-name="terminal">echo "homeDirectory: /home/${MYUID}"</text:p>
      <text:p text:style-name="terminal">echo "loginShell: /bin/bash"</text:p>
      <text:p text:style-name="terminal">echo "shadowExpire: 0"</text:p>
      <text:p text:style-name="terminal">echo "userPassword: ${SSHA}RWK9BASh/NsGzi0k4XLRm1Xt1DoEceJvtB1h1w=="</text:p>
      <text:p text:style-name="terminal">echo -e "mail: ${PRENOM}.${NOM}@iutbeziers.fr\n"</text:p>
      <text:p text:style-name="terminal">}</text:p>
      <text:p text:style-name="terminal"/>
      <text:p text:style-name="terminal">while read line</text:p>
      <text:p text:style-name="terminal">do</text:p>
      <text:p text:style-name="terminal"><text:s text:c="8"/>arg1=$(echo "$line" | sed -r 's/ /;/g'| cut -d';' -f 2) </text:p>
      <text:p text:style-name="terminal"><text:s text:c="8"/>arg3=$(echo "$line" | sed -r 's/ /;/g'| cut -d';' -f 3)</text:p>
      <text:p text:style-name="terminal"><text:s text:c="8"/>((compteur++))</text:p>
      <text:p text:style-name="terminal"><text:s text:c="8"/>ecrireEntree $arg1 $compteur $arg3 &gt;&gt; Severan_mini_projet.ldif</text:p>
      <text:p text:style-name="terminal">done &lt; liste_tous.csv</text:p>
      <text:p text:style-name="P1"/>
      <text:p text:style-name="P1">- la boucle consiste à récupérer que le champ des noms pour l’arg1 et que le champ des prénoms pour l’arg3.</text:p>
      <text:p text:style-name="P1">- un fichier Severan_mini_projet.ldif est créé qui contient les données du fichier liste_tous.csv au format ldif du coup.</text:p>
      <text:p text:style-name="P1"/>
      <text:p text:style-name="P1">- <text:span text:style-name="T2">voici la fin de ce que contient mon fichier Severan_mini_projet.ldif :</text:span></text:p>
      <text:p text:style-name="terminal">dn: uid=matvilleneu,ou=etudiants,ou=personnes,dc=iutbeziers,dc=fr</text:p>
      <text:p text:style-name="terminal">objectClass: inetOrgPerson</text:p>
      <text:p text:style-name="terminal">objectClass: person</text:p>
      <text:p text:style-name="terminal">objectClass: organizationalPerson</text:p>
      <text:p text:style-name="terminal">objectClass: posixAccount</text:p>
      <text:p text:style-name="terminal">objectClass: shadowAccount</text:p>
      <text:p text:style-name="terminal">objectClass: top</text:p>
      <text:p text:style-name="terminal"><text:soft-page-break/>cn: mathieu.villeneuve</text:p>
      <text:p text:style-name="terminal">sn: mathieu</text:p>
      <text:p text:style-name="terminal">givenName: villeneuve</text:p>
      <text:p text:style-name="terminal">uid: matvilleneu</text:p>
      <text:p text:style-name="terminal">uidNumber: 1048</text:p>
      <text:p text:style-name="terminal">gidNumber: 1048</text:p>
      <text:p text:style-name="terminal">homeDirectory: /home/matvilleneu</text:p>
      <text:p text:style-name="terminal">loginShell: /bin/bash</text:p>
      <text:p text:style-name="terminal">shadowExpire: 0</text:p>
      <text:p text:style-name="terminal">userPassword: {SSHA}RWK9BASh/NsGzi0k4XLRm1Xt1DoEceJvtB1h1w==</text:p>
      <text:p text:style-name="terminal">mail: mathieu.villeneuve@iutbeziers.fr</text:p>
      <text:p text:style-name="P1"/>
      <text:p text:style-name="P1">→ <text:span text:style-name="T1">j’installe les outils nécessaires pour ldap :</text:span></text:p>
      <text:p text:style-name="terminal">apt-get install slapd ldap-utils</text:p>
      <text:p text:style-name="P5"/>
      <text:p text:style-name="Standard">- puis je configure :</text:p>
      <text:p text:style-name="P6">dpkg-reconfigure slapd</text:p>
      <text:p text:style-name="P5">- puis :</text:p>
      <text:p text:style-name="terminal">service slapd restart</text:p>
      <text:p text:style-name="P5">- puis <text:span text:style-name="T2">j’ajoute les fichiers ldif à l’annuaire </text:span>:</text:p>
      <text:p text:style-name="terminal">root@214-2:/home/test/Bureau/TP3# ldapadd -x -D cn=admin,dc=iutbeziers,dc=fr -W -f /home/test/Bureau/TP3/Severan_mini_projet.ldif </text:p>
      <text:p text:style-name="P5">- et :</text:p>
      <text:p text:style-name="terminal">root@214-2:/home/test/Bureau/TP3# ldapadd -x -D cn=admin,dc=iutbeziers,dc=fr -W -f /home/test/Bureau/TP3/arbre.ldif</text:p>
      <text:p text:style-name="P5"/>
      <text:p text:style-name="P5">- <text:span text:style-name="T2">je peux ensuite faire des recherches ldapsearch et je les stocke dans des fichiers :</text:span></text:p>
      <text:p text:style-name="terminal">ldapsearch -x LLL -H ldap:/// -b dc=iutbeziers,dc=fr &gt; ldapout1.log</text:p>
      <text:p text:style-name="P5">- <text:span text:style-name="T3">et :</text:span></text:p>
      <text:p text:style-name="terminal">ldapsearch -x LLL -H ldap:/// -b ou=etudiants,ou=personnes,dc=iutbeziers,dc=fr memberof &gt; dn_groupe.log</text:p>
      <text:p text:style-name="P5"/>
      <text:p text:style-name="P5">-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rminal" style:family="paragraph" style:parent-style-name="Standard">
      <loext:graphic-properties draw:fill="solid" draw:fill-color="#000000"/>
      <style:paragraph-properties fo:background-color="#000000"/>
      <style:text-properties style:font-name="Liberation Mono" fo:font-family="'Liberation Mono'" style:font-style-name="Normal" style:font-family-generic="modern" style:font-pitch="fixed"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5:11:24.622719927</meta:creation-date>
    <dc:date>2019-12-04T17:12:06.115277324</dc:date>
    <meta:editing-duration>PT1H39M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2" meta:paragraph-count="77" meta:word-count="316" meta:character-count="2683" meta:non-whitespace-character-count="2408"/>
  </office:meta>
</office:document-meta>
</file>